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78in" style:rel-column-width="16427*"/>
    </style:style>
    <style:style style:name="Table3.B" style:family="table-column">
      <style:table-column-properties style:column-width="0.0931in" style:rel-column-width="911*"/>
    </style:style>
    <style:style style:name="Table3.D" style:family="table-column">
      <style:table-column-properties style:column-width="4.8292in" style:rel-column-width="47286*"/>
    </style:style>
    <style:style style:name="Table3.A1" style:family="table-cell">
      <style:table-cell-properties fo:padding="0.0382in" fo:border="none"/>
    </style:style>
    <style:style style:name="Table3.C1" style:family="table-cell">
      <style:table-cell-properties fo:padding="0.0382in" fo:border-left="0.05pt solid #000000" fo:border-right="none" fo:border-top="none" fo:border-bottom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78in" style:rel-column-width="16427*"/>
    </style:style>
    <style:style style:name="Table4.B" style:family="table-column">
      <style:table-column-properties style:column-width="0.0931in" style:rel-column-width="911*"/>
    </style:style>
    <style:style style:name="Table4.D" style:family="table-column">
      <style:table-column-properties style:column-width="4.8292in" style:rel-column-width="47286*"/>
    </style:style>
    <style:style style:name="Table4.A1" style:family="table-cell">
      <style:table-cell-properties fo:padding="0.0382in" fo:border="none"/>
    </style:style>
    <style:style style:name="Table4.C1" style:family="table-cell">
      <style:table-cell-properties fo:padding="0.0382in" fo:border-left="0.05pt solid #000000" fo:border-right="none" fo:border-top="none" fo:border-bottom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78in" style:rel-column-width="16427*"/>
    </style:style>
    <style:style style:name="Table5.B" style:family="table-column">
      <style:table-column-properties style:column-width="0.0931in" style:rel-column-width="911*"/>
    </style:style>
    <style:style style:name="Table5.D" style:family="table-column">
      <style:table-column-properties style:column-width="4.8292in" style:rel-column-width="47286*"/>
    </style:style>
    <style:style style:name="Table5.A1" style:family="table-cell">
      <style:table-cell-properties fo:padding="0.0382in" fo:border="none"/>
    </style:style>
    <style:style style:name="Table5.C1" style:family="table-cell">
      <style:table-cell-properties fo:padding="0.0382in" fo:border-left="0.05pt solid #000000" fo:border-right="none" fo:border-top="none" fo:border-bottom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78in" style:rel-column-width="16427*"/>
    </style:style>
    <style:style style:name="Table6.B" style:family="table-column">
      <style:table-column-properties style:column-width="0.0931in" style:rel-column-width="911*"/>
    </style:style>
    <style:style style:name="Table6.D" style:family="table-column">
      <style:table-column-properties style:column-width="4.8292in" style:rel-column-width="47286*"/>
    </style:style>
    <style:style style:name="Table6.A1" style:family="table-cell">
      <style:table-cell-properties fo:padding="0.0382in" fo:border="none"/>
    </style:style>
    <style:style style:name="Table6.C1" style:family="table-cell">
      <style:table-cell-properties fo:padding="0.0382in" fo:border-left="0.05pt solid #000000" fo:border-right="none" fo:border-top="none" fo:border-bottom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78in" style:rel-column-width="16427*"/>
    </style:style>
    <style:style style:name="Table7.B" style:family="table-column">
      <style:table-column-properties style:column-width="0.0931in" style:rel-column-width="911*"/>
    </style:style>
    <style:style style:name="Table7.D" style:family="table-column">
      <style:table-column-properties style:column-width="4.8292in" style:rel-column-width="47286*"/>
    </style:style>
    <style:style style:name="Table7.A1" style:family="table-cell">
      <style:table-cell-properties fo:padding="0.0382in" fo:border="none"/>
    </style:style>
    <style:style style:name="Table7.C1" style:family="table-cell">
      <style:table-cell-properties fo:padding="0.0382in" fo:border-left="0.05pt solid #000000" fo:border-right="none" fo:border-top="none" fo:border-bottom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78in" style:rel-column-width="16427*"/>
    </style:style>
    <style:style style:name="Table2.B" style:family="table-column">
      <style:table-column-properties style:column-width="0.0931in" style:rel-column-width="911*"/>
    </style:style>
    <style:style style:name="Table2.D" style:family="table-column">
      <style:table-column-properties style:column-width="4.8292in" style:rel-column-width="47286*"/>
    </style:style>
    <style:style style:name="Table2.A1" style:family="table-cell">
      <style:table-cell-properties fo:padding="0.0382in" fo:border="none"/>
    </style:style>
    <style:style style:name="Table2.C1" style:family="table-cell">
      <style:table-cell-properties fo:padding="0.0382in" fo:border-left="0.05pt solid #000000" fo:border-right="none" fo:border-top="none" fo:border-bottom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78in" style:rel-column-width="16427*"/>
    </style:style>
    <style:style style:name="Table1.B" style:family="table-column">
      <style:table-column-properties style:column-width="0.0931in" style:rel-column-width="911*"/>
    </style:style>
    <style:style style:name="Table1.D" style:family="table-column">
      <style:table-column-properties style:column-width="4.8292in" style:rel-column-width="47286*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fo:padding="0.0382in" fo:border-left="0.05pt solid #000000" fo:border-right="none" fo:border-top="none" fo:border-bottom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78in" style:rel-column-width="16427*"/>
    </style:style>
    <style:style style:name="Table8.B" style:family="table-column">
      <style:table-column-properties style:column-width="0.0931in" style:rel-column-width="911*"/>
    </style:style>
    <style:style style:name="Table8.D" style:family="table-column">
      <style:table-column-properties style:column-width="4.8292in" style:rel-column-width="47286*"/>
    </style:style>
    <style:style style:name="Table8.A1" style:family="table-cell">
      <style:table-cell-properties fo:padding="0.0382in" fo:border="none"/>
    </style:style>
    <style:style style:name="Table8.C1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Header">
      <style:paragraph-properties fo:text-align="end" style:justify-single-word="false"/>
      <style:text-properties fo:font-size="11pt" officeooo:rsid="002d466c" officeooo:paragraph-rsid="002d466c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font-size="11pt" officeooo:rsid="001b0432" officeooo:paragraph-rsid="001f1e5d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fo:font-size="11pt" officeooo:rsid="001b0432" officeooo:paragraph-rsid="003d7709" style:font-size-asian="11pt" style:font-size-complex="11pt"/>
    </style:style>
    <style:style style:name="P4" style:family="paragraph" style:parent-style-name="Table_20_Contents">
      <style:text-properties fo:font-size="11pt" officeooo:rsid="001b0432" officeooo:paragraph-rsid="001f1e5d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font-size="11pt" officeooo:rsid="0019bfbb" officeooo:paragraph-rsid="001f1e5d" style:font-size-asian="11pt" style:font-size-complex="11pt"/>
    </style:style>
    <style:style style:name="P6" style:family="paragraph" style:parent-style-name="Table_20_Contents">
      <style:text-properties fo:font-size="11pt" officeooo:rsid="0019bfbb" officeooo:paragraph-rsid="001f1e5d" style:font-size-asian="11pt" style:font-size-complex="11pt"/>
    </style:style>
    <style:style style:name="P7" style:family="paragraph" style:parent-style-name="Table_20_Contents">
      <style:text-properties fo:font-size="11pt" officeooo:paragraph-rsid="001f1e5d" style:font-size-asian="11pt" style:font-size-complex="11pt"/>
    </style:style>
    <style:style style:name="P8" style:family="paragraph" style:parent-style-name="Table_20_Contents">
      <style:text-properties fo:font-size="11pt" officeooo:rsid="001cb7f3" officeooo:paragraph-rsid="001f1e5d" style:font-size-asian="11pt" style:font-size-complex="11pt"/>
    </style:style>
    <style:style style:name="P9" style:family="paragraph" style:parent-style-name="Table_20_Contents">
      <style:text-properties fo:font-size="11pt" officeooo:rsid="001cfecc" officeooo:paragraph-rsid="001f1e5d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fo:font-size="11pt" officeooo:rsid="001cfecc" officeooo:paragraph-rsid="001f1e5d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fo:font-size="11pt" officeooo:rsid="003bbf27" officeooo:paragraph-rsid="003d7709" style:font-size-asian="11pt" style:font-size-complex="11pt"/>
    </style:style>
    <style:style style:name="P12" style:family="paragraph" style:parent-style-name="Table_20_Contents">
      <style:text-properties fo:font-size="11pt" officeooo:rsid="003bbf27" officeooo:paragraph-rsid="003d7709" style:font-size-asian="11pt" style:font-size-complex="11pt"/>
    </style:style>
    <style:style style:name="P13" style:family="paragraph" style:parent-style-name="Standard">
      <style:text-properties officeooo:paragraph-rsid="00192e1b"/>
    </style:style>
    <style:style style:name="P14" style:family="paragraph" style:parent-style-name="Standard">
      <style:text-properties fo:font-size="6pt" officeooo:rsid="00192e1b" officeooo:paragraph-rsid="001f1e5d" style:font-size-asian="5.25pt" style:font-size-complex="6pt"/>
    </style:style>
    <style:style style:name="P15" style:family="paragraph" style:parent-style-name="Standard">
      <style:text-properties fo:font-size="6pt" officeooo:rsid="00192e1b" officeooo:paragraph-rsid="00192e1b" style:font-size-asian="5.25pt" style:font-size-complex="6pt"/>
    </style:style>
    <style:style style:name="P16" style:family="paragraph" style:parent-style-name="Standard">
      <style:paragraph-properties>
        <style:tab-stops>
          <style:tab-stop style:position="1.5571in" style:type="right"/>
          <style:tab-stop style:position="1.689in"/>
        </style:tab-stops>
      </style:paragraph-properties>
      <style:text-properties fo:font-size="6pt" officeooo:rsid="00192e1b" officeooo:paragraph-rsid="002b3250" style:font-size-asian="5.25pt" style:font-size-complex="6pt"/>
    </style:style>
    <style:style style:name="P17" style:family="paragraph" style:parent-style-name="Standard">
      <style:paragraph-properties>
        <style:tab-stops>
          <style:tab-stop style:position="0.7575in" style:type="right"/>
          <style:tab-stop style:position="0.8236in"/>
        </style:tab-stops>
      </style:paragraph-properties>
      <style:text-properties fo:font-size="6pt" officeooo:rsid="001cb7f3" officeooo:paragraph-rsid="002b3250" style:font-size-asian="5.25pt" style:font-size-complex="6pt"/>
    </style:style>
    <style:style style:name="P18" style:family="paragraph" style:parent-style-name="Standard">
      <style:text-properties fo:font-size="6pt" officeooo:rsid="001cb7f3" officeooo:paragraph-rsid="001f1e5d" style:font-size-asian="5.25pt" style:font-size-complex="6pt"/>
    </style:style>
    <style:style style:name="P19" style:family="paragraph" style:parent-style-name="Standard">
      <style:text-properties fo:font-size="6pt" officeooo:rsid="001cb7f3" officeooo:paragraph-rsid="003d7709" style:font-size-asian="5.25pt" style:font-size-complex="6pt"/>
    </style:style>
    <style:style style:name="P20" style:family="paragraph" style:parent-style-name="Standard">
      <style:paragraph-properties>
        <style:tab-stops>
          <style:tab-stop style:position="1.3445in" style:type="right"/>
          <style:tab-stop style:position="1.411in"/>
        </style:tab-stops>
      </style:paragraph-properties>
      <style:text-properties fo:font-size="6pt" officeooo:paragraph-rsid="0020ac65" style:font-size-asian="5.25pt" style:font-size-complex="6pt"/>
    </style:style>
    <style:style style:name="P21" style:family="paragraph" style:parent-style-name="Standard">
      <style:text-properties fo:font-size="6pt" officeooo:rsid="0020ac65" officeooo:paragraph-rsid="0020ac65" style:font-size-asian="5.25pt" style:font-size-complex="6pt"/>
    </style:style>
    <style:style style:name="P22" style:family="paragraph" style:parent-style-name="Standard">
      <style:text-properties fo:font-size="6pt" fo:font-weight="bold" officeooo:rsid="0019bfbb" officeooo:paragraph-rsid="00283ce0" style:font-size-asian="5.25pt" style:font-weight-asian="bold" style:font-size-complex="6pt" style:font-weight-complex="bold"/>
    </style:style>
    <style:style style:name="P23" style:family="paragraph" style:parent-style-name="Standard">
      <style:text-properties fo:font-size="11pt" officeooo:rsid="00192e1b" officeooo:paragraph-rsid="00192e1b" style:font-size-asian="11pt" style:font-size-complex="11pt"/>
    </style:style>
    <style:style style:name="P24" style:family="paragraph" style:parent-style-name="Standard">
      <style:text-properties fo:font-size="11pt" officeooo:rsid="00192e1b" officeooo:paragraph-rsid="001f1e5d" style:font-size-asian="11pt" style:font-size-complex="11pt"/>
    </style:style>
    <style:style style:name="P25" style:family="paragraph" style:parent-style-name="Standard">
      <style:text-properties fo:font-size="11pt" officeooo:rsid="00192e1b" officeooo:paragraph-rsid="001ef035" style:font-size-asian="11pt" style:font-size-complex="11pt"/>
    </style:style>
    <style:style style:name="P26" style:family="paragraph" style:parent-style-name="Standard">
      <style:text-properties fo:font-size="11pt" officeooo:rsid="00192e1b" officeooo:paragraph-rsid="00287fa1" style:font-size-asian="11pt" style:font-size-complex="11pt"/>
    </style:style>
    <style:style style:name="P27" style:family="paragraph" style:parent-style-name="Standard">
      <style:paragraph-properties>
        <style:tab-stops>
          <style:tab-stop style:position="1.4583in" style:type="right"/>
          <style:tab-stop style:position="1.5154in"/>
        </style:tab-stops>
      </style:paragraph-properties>
      <style:text-properties fo:font-size="11pt" officeooo:rsid="00192e1b" officeooo:paragraph-rsid="00192e1b" style:font-size-asian="11pt" style:font-size-complex="11pt"/>
    </style:style>
    <style:style style:name="P28" style:family="paragraph" style:parent-style-name="Standard">
      <style:paragraph-properties>
        <style:tab-stops>
          <style:tab-stop style:position="1.4583in" style:type="right"/>
          <style:tab-stop style:position="1.5154in"/>
        </style:tab-stops>
      </style:paragraph-properties>
      <style:text-properties fo:font-size="11pt" officeooo:rsid="00192e1b" officeooo:paragraph-rsid="002b3250" style:font-size-asian="11pt" style:font-size-complex="11pt"/>
    </style:style>
    <style:style style:name="P29" style:family="paragraph" style:parent-style-name="Standard">
      <style:paragraph-properties>
        <style:tab-stops>
          <style:tab-stop style:position="1.4583in" style:type="right"/>
          <style:tab-stop style:position="1.5154in"/>
        </style:tab-stops>
      </style:paragraph-properties>
      <style:text-properties fo:font-size="11pt" officeooo:rsid="00192e1b" officeooo:paragraph-rsid="0039e328" style:font-size-asian="11pt" style:font-size-complex="11pt"/>
    </style:style>
    <style:style style:name="P30" style:family="paragraph" style:parent-style-name="Standard">
      <style:text-properties fo:font-size="11pt" officeooo:rsid="001cb7f3" officeooo:paragraph-rsid="001f1e5d" style:font-size-asian="11pt" style:font-size-complex="11pt"/>
    </style:style>
    <style:style style:name="P31" style:family="paragraph" style:parent-style-name="Standard">
      <style:paragraph-properties>
        <style:tab-stops>
          <style:tab-stop style:position="0.7008in" style:type="right"/>
          <style:tab-stop style:position="0.7953in"/>
        </style:tab-stops>
      </style:paragraph-properties>
      <style:text-properties fo:font-size="11pt" officeooo:rsid="001cb7f3" officeooo:paragraph-rsid="002b3250" style:font-size-asian="11pt" style:font-size-complex="11pt"/>
    </style:style>
    <style:style style:name="P32" style:family="paragraph" style:parent-style-name="Standard">
      <style:paragraph-properties>
        <style:tab-stops>
          <style:tab-stop style:position="0.7008in" style:type="right"/>
          <style:tab-stop style:position="0.7953in"/>
        </style:tab-stops>
      </style:paragraph-properties>
      <style:text-properties fo:font-size="11pt" officeooo:rsid="001cb7f3" officeooo:paragraph-rsid="001cb7f3" style:font-size-asian="11pt" style:font-size-complex="11pt"/>
    </style:style>
    <style:style style:name="P33" style:family="paragraph" style:parent-style-name="Standard">
      <style:text-properties fo:font-size="11pt" officeooo:rsid="001cb7f3" officeooo:paragraph-rsid="001cb7f3" style:font-size-asian="11pt" style:font-size-complex="11pt"/>
    </style:style>
    <style:style style:name="P34" style:family="paragraph" style:parent-style-name="Standard">
      <style:text-properties fo:font-size="11pt" officeooo:rsid="0019bfbb" officeooo:paragraph-rsid="0019bfbb" style:font-size-asian="11pt" style:font-size-complex="11pt"/>
    </style:style>
    <style:style style:name="P35" style:family="paragraph" style:parent-style-name="Standard">
      <style:text-properties fo:font-size="11pt" officeooo:rsid="0019bfbb" officeooo:paragraph-rsid="00283ce0" style:font-size-asian="11pt" style:font-size-complex="11pt"/>
    </style:style>
    <style:style style:name="P36" style:family="paragraph" style:parent-style-name="Standard">
      <style:text-properties fo:font-size="11pt" officeooo:rsid="0020ac65" officeooo:paragraph-rsid="0020ac65" style:font-size-asian="11pt" style:font-size-complex="11pt"/>
    </style:style>
    <style:style style:name="P37" style:family="paragraph" style:parent-style-name="Standard">
      <style:paragraph-properties>
        <style:tab-stops>
          <style:tab-stop style:position="1.1929in" style:type="right"/>
          <style:tab-stop style:position="1.2972in"/>
        </style:tab-stops>
      </style:paragraph-properties>
      <style:text-properties fo:font-size="11pt" officeooo:rsid="0020ac65" officeooo:paragraph-rsid="0020ac65" style:font-size-asian="11pt" style:font-size-complex="11pt"/>
    </style:style>
    <style:style style:name="P38" style:family="paragraph" style:parent-style-name="Standard">
      <style:text-properties fo:font-size="11pt" officeooo:rsid="00283ce0" officeooo:paragraph-rsid="00283ce0" style:font-size-asian="11pt" style:font-size-complex="11pt"/>
    </style:style>
    <style:style style:name="P39" style:family="paragraph" style:parent-style-name="Standard">
      <style:text-properties fo:font-size="11pt" officeooo:rsid="0039e328" officeooo:paragraph-rsid="0039e328" style:font-size-asian="11pt" style:font-size-complex="11pt"/>
    </style:style>
    <style:style style:name="P40" style:family="paragraph" style:parent-style-name="Standard">
      <style:paragraph-properties fo:text-align="center" style:justify-single-word="false"/>
      <style:text-properties fo:font-size="24pt" fo:font-weight="bold" officeooo:rsid="002df2a7" officeooo:paragraph-rsid="002df2a7" style:font-size-asian="24pt" style:font-weight-asian="bold" style:font-size-complex="24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2pt" officeooo:rsid="002df2a7" officeooo:paragraph-rsid="002df2a7" style:font-size-asian="10.5pt" style:font-size-complex="12pt"/>
    </style:style>
    <style:style style:name="P42" style:family="paragraph" style:parent-style-name="Standard">
      <style:paragraph-properties>
        <style:tab-stops>
          <style:tab-stop style:position="1.4583in" style:type="right"/>
          <style:tab-stop style:position="1.5154in"/>
        </style:tab-stops>
      </style:paragraph-properties>
      <style:text-properties officeooo:paragraph-rsid="00192e1b"/>
    </style:style>
    <style:style style:name="P4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1pt" fo:font-weight="bold" officeooo:rsid="00192e1b" officeooo:paragraph-rsid="00192e1b" style:font-size-asian="11pt" style:font-weight-asian="bold" style:font-size-complex="11pt" style:font-weight-complex="bold"/>
    </style:style>
    <style:style style:name="P4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1pt" fo:font-weight="bold" officeooo:rsid="00192e1b" officeooo:paragraph-rsid="001cb7f3" style:font-size-asian="11pt" style:font-weight-asian="bold" style:font-size-complex="11pt" style:font-weight-complex="bold"/>
    </style:style>
    <style:style style:name="P4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1pt" fo:font-weight="bold" officeooo:rsid="001cb7f3" officeooo:paragraph-rsid="001cb7f3" style:font-size-asian="11pt" style:font-weight-asian="bold" style:font-size-complex="11pt" style:font-weight-complex="bold"/>
    </style:style>
    <style:style style:name="P4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1pt" fo:font-weight="bold" officeooo:rsid="0019bfbb" officeooo:paragraph-rsid="0019bfbb" style:font-size-asian="11pt" style:font-weight-asian="bold" style:font-size-complex="11pt" style:font-weight-complex="bold"/>
    </style:style>
    <style:style style:name="P47" style:family="paragraph" style:parent-style-name="Standard">
      <style:text-properties fo:font-size="11pt" fo:font-weight="normal" officeooo:rsid="0039e328" officeooo:paragraph-rsid="0039e328" style:font-size-asian="11pt" style:font-weight-asian="normal" style:font-size-complex="11pt" style:font-weight-complex="normal"/>
    </style:style>
    <style:style style:name="P48" style:family="paragraph" style:parent-style-name="Standard">
      <style:text-properties fo:font-size="11pt" officeooo:rsid="0039e328" officeooo:paragraph-rsid="00405a40" style:font-size-asian="11pt" style:font-size-complex="11pt"/>
    </style:style>
    <style:style style:name="P49" style:family="paragraph" style:parent-style-name="Standard">
      <style:text-properties fo:font-size="11pt" officeooo:rsid="0035cb47" officeooo:paragraph-rsid="00192e1b" style:font-size-asian="11pt" style:font-size-complex="11pt"/>
    </style:style>
    <style:style style:name="P50" style:family="paragraph" style:parent-style-name="Standard">
      <style:text-properties fo:font-size="11pt" officeooo:rsid="0035cb47" officeooo:paragraph-rsid="0035cb47" style:font-size-asian="11pt" style:font-size-complex="11pt"/>
    </style:style>
    <style:style style:name="P51" style:family="paragraph" style:parent-style-name="Standard">
      <style:text-properties fo:font-size="11pt" officeooo:rsid="001cfecc" officeooo:paragraph-rsid="001cfecc" style:font-size-asian="11pt" style:font-size-complex="11pt"/>
    </style:style>
    <style:style style:name="P52" style:family="paragraph" style:parent-style-name="Standard">
      <style:text-properties fo:font-size="11pt" officeooo:rsid="00303be3" officeooo:paragraph-rsid="00303be3" style:font-size-asian="11pt" style:font-size-complex="11pt"/>
    </style:style>
    <style:style style:name="P53" style:family="paragraph" style:parent-style-name="Standard">
      <style:text-properties fo:font-size="11pt" officeooo:rsid="002f8851" officeooo:paragraph-rsid="001cfecc" style:font-size-asian="11pt" style:font-size-complex="11pt"/>
    </style:style>
    <style:style style:name="P54" style:family="paragraph" style:parent-style-name="Standard">
      <style:text-properties fo:font-size="6pt" officeooo:rsid="00192e1b" officeooo:paragraph-rsid="00405a40" style:font-size-asian="5.25pt" style:font-size-complex="6pt"/>
    </style:style>
    <style:style style:name="P55" style:family="paragraph" style:parent-style-name="Standard">
      <style:text-properties fo:font-size="6pt" officeooo:rsid="001cb7f3" officeooo:paragraph-rsid="003d7709" style:font-size-asian="5.25pt" style:font-size-complex="6pt"/>
    </style:style>
    <style:style style:name="P56" style:family="paragraph" style:parent-style-name="Standard">
      <style:text-properties fo:font-size="6pt" officeooo:rsid="001cfecc" officeooo:paragraph-rsid="001cfecc" style:font-size-asian="5.25pt" style:font-size-complex="6pt"/>
    </style:style>
    <style:style style:name="P5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1pt" fo:font-weight="bold" officeooo:rsid="00192e1b" officeooo:paragraph-rsid="00192e1b" style:font-size-asian="11pt" style:font-weight-asian="bold" style:font-size-complex="11pt" style:font-weight-complex="bold"/>
    </style:style>
    <style:style style:name="P58" style:family="paragraph" style:parent-style-name="Table_20_Contents" style:list-style-name="L1">
      <style:text-properties fo:font-size="11pt" officeooo:rsid="001b0432" officeooo:paragraph-rsid="001f1e5d" style:font-size-asian="11pt" style:font-size-complex="11pt"/>
    </style:style>
    <style:style style:name="P59" style:family="paragraph" style:parent-style-name="Table_20_Contents" style:list-style-name="L4">
      <style:text-properties fo:font-size="11pt" officeooo:rsid="001b0432" officeooo:paragraph-rsid="001f1e5d" style:font-size-asian="11pt" style:font-size-complex="11pt"/>
    </style:style>
    <style:style style:name="P60" style:family="paragraph" style:parent-style-name="Table_20_Contents">
      <style:paragraph-properties fo:text-align="end" style:justify-single-word="false"/>
      <style:text-properties fo:font-size="11pt" officeooo:rsid="001b0432" officeooo:paragraph-rsid="001f1e5d" style:font-size-asian="11pt" style:font-size-complex="11pt"/>
    </style:style>
    <style:style style:name="P61" style:family="paragraph" style:parent-style-name="Table_20_Contents" style:list-style-name="L2">
      <style:text-properties fo:font-size="11pt" officeooo:rsid="0019bfbb" officeooo:paragraph-rsid="001f1e5d" style:font-size-asian="11pt" style:font-size-complex="11pt"/>
    </style:style>
    <style:style style:name="P62" style:family="paragraph" style:parent-style-name="Table_20_Contents" style:list-style-name="L3">
      <style:text-properties fo:font-size="11pt" officeooo:rsid="0019bfbb" officeooo:paragraph-rsid="001f1e5d" style:font-size-asian="11pt" style:font-size-complex="11pt"/>
    </style:style>
    <style:style style:name="P63" style:family="paragraph" style:parent-style-name="Table_20_Contents" style:list-style-name="L5">
      <style:text-properties fo:font-size="11pt" officeooo:rsid="003bbf27" officeooo:paragraph-rsid="003d7709" style:font-size-asian="11pt" style:font-size-complex="11pt"/>
    </style:style>
    <style:style style:name="P64" style:family="paragraph" style:parent-style-name="Table_20_Contents" style:list-style-name="L1">
      <style:text-properties fo:font-size="11pt" officeooo:rsid="001cfecc" officeooo:paragraph-rsid="001f1e5d" style:font-size-asian="11pt" style:font-size-complex="11pt"/>
    </style:style>
    <style:style style:name="P65" style:family="paragraph" style:parent-style-name="Table_20_Contents" style:list-style-name="L6">
      <style:text-properties fo:font-size="11pt" officeooo:rsid="001cfecc" officeooo:paragraph-rsid="001f1e5d" style:font-size-asian="11pt" style:font-size-complex="11pt"/>
    </style:style>
    <style:style style:name="P66" style:family="paragraph" style:parent-style-name="Table_20_Contents" style:list-style-name="L5">
      <style:text-properties fo:font-size="11pt" officeooo:rsid="00405a40" officeooo:paragraph-rsid="00405a40" style:font-size-asian="11pt" style:font-size-complex="11pt"/>
    </style:style>
    <style:style style:name="T1" style:family="text">
      <style:text-properties officeooo:rsid="0019bfb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bfbb" style:font-weight-asian="bold" style:font-weight-complex="bold"/>
    </style:style>
    <style:style style:name="T4" style:family="text">
      <style:text-properties fo:font-weight="bold" officeooo:rsid="001cb7f3" style:font-weight-asian="bold" style:font-weight-complex="bold"/>
    </style:style>
    <style:style style:name="T5" style:family="text">
      <style:text-properties fo:font-weight="bold" officeooo:rsid="001cfecc" style:font-weight-asian="bold" style:font-weight-complex="bold"/>
    </style:style>
    <style:style style:name="T6" style:family="text">
      <style:text-properties fo:font-weight="bold" officeooo:rsid="00287fa1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39e328" style:font-style-asian="italic" style:font-style-complex="italic"/>
    </style:style>
    <style:style style:name="T9" style:family="text">
      <style:text-properties fo:font-style="italic" officeooo:rsid="00297915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b3250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97915" style:font-style-asian="italic" style:font-weight-asian="normal" style:font-style-complex="italic" style:font-weight-complex="normal"/>
    </style:style>
    <style:style style:name="T13" style:family="text">
      <style:text-properties officeooo:rsid="001cb7f3"/>
    </style:style>
    <style:style style:name="T14" style:family="text">
      <style:text-properties officeooo:rsid="001cfecc"/>
    </style:style>
    <style:style style:name="T15" style:family="text">
      <style:text-properties fo:font-size="11pt" officeooo:rsid="00192e1b" style:font-size-asian="11pt" style:font-size-complex="11pt"/>
    </style:style>
    <style:style style:name="T16" style:family="text">
      <style:text-properties fo:font-size="11pt" style:text-underline-style="none" officeooo:rsid="00192e1b" style:font-size-asian="11pt" style:font-size-complex="11pt"/>
    </style:style>
    <style:style style:name="T17" style:family="text">
      <style:text-properties fo:font-size="11pt" style:text-underline-style="none" officeooo:rsid="0039e328" style:font-size-asian="11pt" style:font-size-complex="11pt"/>
    </style:style>
    <style:style style:name="T18" style:family="text">
      <style:text-properties officeooo:rsid="00253259"/>
    </style:style>
    <style:style style:name="T19" style:family="text">
      <style:text-properties officeooo:rsid="00283ce0"/>
    </style:style>
    <style:style style:name="T20" style:family="text">
      <style:text-properties officeooo:rsid="00287fa1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87fa1" style:font-style-asian="normal" style:font-style-complex="normal"/>
    </style:style>
    <style:style style:name="T23" style:family="text">
      <style:text-properties fo:font-style="normal" officeooo:rsid="00297915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b3250" style:font-style-asian="normal" style:font-weight-asian="normal" style:font-style-complex="normal" style:font-weight-complex="normal"/>
    </style:style>
    <style:style style:name="T26" style:family="text">
      <style:text-properties officeooo:rsid="00297915"/>
    </style:style>
    <style:style style:name="T27" style:family="text">
      <style:text-properties officeooo:rsid="0037a073"/>
    </style:style>
    <style:style style:name="T28" style:family="text">
      <style:text-properties officeooo:rsid="0039e328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bbf27" style:font-weight-asian="normal" style:font-weight-complex="normal"/>
    </style:style>
    <style:style style:name="T31" style:family="text">
      <style:text-properties fo:font-weight="normal" officeooo:rsid="00405a40" style:font-weight-asian="normal" style:font-weight-complex="normal"/>
    </style:style>
    <style:style style:name="T32" style:family="text">
      <style:text-properties officeooo:rsid="003bbf27"/>
    </style:style>
    <style:style style:name="T33" style:family="text">
      <style:text-properties officeooo:rsid="003c7555"/>
    </style:style>
    <style:style style:name="T34" style:family="text">
      <style:text-properties fo:color="#000000"/>
    </style:style>
    <style:style style:name="T35" style:family="text">
      <style:text-properties officeooo:rsid="003d77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Ivan Pribec</text:p>
      <text:p text:style-name="P41"/>
      <text:p text:style-name="P41"/>
      <text:p text:style-name="P43">PERSONAL DATA</text:p>
      <text:p text:style-name="P16"/>
      <text:p text:style-name="P28"><text:tab/>Place and date of birth: <text:tab/>Batemans Bay, Australia | 21 August 1992</text:p>
      <text:p text:style-name="P29"><text:tab/><text:span text:style-name="T28">Nationality</text:span>: <text:tab/><text:span text:style-name="T28">Slovenian &amp; Australia</text:span></text:p>
      <text:p text:style-name="P27"><text:tab/>Phone: <text:tab/>+386 40 884 565</text:p>
      <text:p text:style-name="P42"><text:span text:style-name="T15"><text:tab/>Email: <text:tab/></text:span><text:span text:style-name="T16">ivan@pribec.si / </text:span><text:span text:style-name="T17">ivan.pribec@tum.de</text:span></text:p>
      <text:p text:style-name="P13"/>
      <text:p text:style-name="P43">EDUCATION</text:p>
      <text:p text:style-name="P15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2">O<text:span text:style-name="T13">ct. </text:span>2014 – <text:span text:style-name="T28">May 2017</text:span></text:p>
          </table:table-cell>
          <table:table-cell table:style-name="Table3.A1" office:value-type="string">
            <text:p text:style-name="P2"/>
          </table:table-cell>
          <table:table-cell table:style-name="Table3.C1" office:value-type="string">
            <text:p text:style-name="P2"/>
          </table:table-cell>
          <table:table-cell table:style-name="Table3.A1" office:value-type="string">
            <text:p text:style-name="P4"><text:span text:style-name="T2">University of Ljubljana</text:span>, Ljubljana</text:p>
            <text:p text:style-name="P4">Master’<text:span text:style-name="T28">s</text:span> degree in <text:span text:style-name="T35">c</text:span>hemical <text:span text:style-name="T35">e</text:span>ngineering</text:p>
            <text:list xml:id="list1639925790" text:style-name="L1">
              <text:list-item>
                <text:p text:style-name="P58">Thesis: <text:span text:style-name="T7">The </text:span><text:span text:style-name="T8">d</text:span><text:span text:style-name="T7">escription of </text:span><text:span text:style-name="T8">c</text:span><text:span text:style-name="T7">hemical </text:span><text:span text:style-name="T8">r</text:span><text:span text:style-name="T7">eactions with the </text:span><text:span text:style-name="T8">l</text:span><text:span text:style-name="T7">attice Boltzmann </text:span><text:span text:style-name="T8">m</text:span><text:span text:style-name="T7">ethod</text:span> | Advisors: Prof. Dr. Igor Plazl &amp; Prof. Dr. Tomaz Urbic</text:p>
              </text:list-item>
              <text:list-item>
                <text:p text:style-name="P58">GPA: 9.<text:span text:style-name="T28">71</text:span>/10</text:p>
              </text:list-item>
              <text:list-item>
                <text:p text:style-name="P58">Received <text:span text:style-name="T28">a</text:span>ward <text:span text:style-name="T28">c</text:span>ertificate for study achievements in year 2014/15</text:p>
              </text:list-item>
            </text:list>
          </table:table-cell>
        </table:table-row>
      </table:table>
      <text:p text:style-name="P14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p text:style-name="P5">S<text:span text:style-name="T13">ept.</text:span> 2015 – M<text:span text:style-name="T13">ar.</text:span> 2016</text:p>
          </table:table-cell>
          <table:table-cell table:style-name="Table4.A1" office:value-type="string">
            <text:p text:style-name="P5"/>
          </table:table-cell>
          <table:table-cell table:style-name="Table4.C1" office:value-type="string">
            <text:p text:style-name="P5"/>
          </table:table-cell>
          <table:table-cell table:style-name="Table4.A1" office:value-type="string">
            <text:p text:style-name="P7"><text:span text:style-name="T3">Friedrich-Alexander Universität Erlangen-Nürnberg</text:span><text:span text:style-name="T1">, Erlangen</text:span></text:p>
            <text:p text:style-name="P6">Erasmus+ <text:span text:style-name="T33">e</text:span>xchange <text:span text:style-name="T33">s</text:span>emester</text:p>
            <text:list xml:id="list2434471752" text:style-name="L2">
              <text:list-item>
                <text:p text:style-name="P61">Finished courses in Numerical <text:span text:style-name="T28">f</text:span>luid <text:span text:style-name="T28">m</text:span>echanics, Multi-scale <text:span text:style-name="T28">s</text:span>imulations <text:span text:style-name="T28">m</text:span>ethods and Basics in <text:span text:style-name="T28">c</text:span>omputational <text:span text:style-name="T28">m</text:span>aterials <text:span text:style-name="T28">s</text:span>cience</text:p>
              </text:list-item>
            </text:list>
          </table:table-cell>
        </table:table-row>
      </table:table>
      <text:p text:style-name="P14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5">O<text:span text:style-name="T13">ct.</text:span> 2011 – S<text:span text:style-name="T13">ept.</text:span> 2014</text:p>
          </table:table-cell>
          <table:table-cell table:style-name="Table5.A1" office:value-type="string">
            <text:p text:style-name="P5"/>
          </table:table-cell>
          <table:table-cell table:style-name="Table5.C1" office:value-type="string">
            <text:p text:style-name="P5"/>
          </table:table-cell>
          <table:table-cell table:style-name="Table5.A1" office:value-type="string">
            <text:p text:style-name="P6"><text:span text:style-name="T2">University of Ljubljana</text:span>, Ljubljana</text:p>
            <text:p text:style-name="P6"><text:span text:style-name="T28">Bachelor’s </text:span>degree in <text:span text:style-name="T28">c</text:span>hemical <text:span text:style-name="T28">e</text:span>ngineering</text:p>
            <text:list xml:id="list1410795937" text:style-name="L3">
              <text:list-item>
                <text:p text:style-name="P62">Thesis: <text:span text:style-name="T7">The </text:span><text:span text:style-name="T8">p</text:span><text:span text:style-name="T7">hotocatalytic </text:span><text:span text:style-name="T8">o</text:span><text:span text:style-name="T7">xidation of </text:span><text:span text:style-name="T8">w</text:span><text:span text:style-name="T7">ater </text:span>| Advisor: Prof. Dr. Radovan Stanislav Pejovnik</text:p>
              </text:list-item>
              <text:list-item>
                <text:p text:style-name="P62">GPA: 9.88/10</text:p>
              </text:list-item>
              <text:list-item>
                <text:p text:style-name="P62">Received <text:span text:style-name="T28">a</text:span>ward <text:span text:style-name="T28">c</text:span>ertificate for study achievements in years 2011/12 and 2012/13</text:p>
              </text:list-item>
            </text:list>
          </table:table-cell>
        </table:table-row>
      </table:table>
      <text:p text:style-name="P14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>
          <table:table-cell table:style-name="Table6.A1" office:value-type="string">
            <text:p text:style-name="P2">J<text:span text:style-name="T13">uly</text:span> 2014 (2 weeks)</text:p>
          </table:table-cell>
          <table:table-cell table:style-name="Table6.A1" office:value-type="string">
            <text:p text:style-name="P2"/>
          </table:table-cell>
          <table:table-cell table:style-name="Table6.C1" office:value-type="string">
            <text:p text:style-name="P2"/>
          </table:table-cell>
          <table:table-cell table:style-name="Table6.A1" office:value-type="string">
            <text:p text:style-name="P4"><text:span text:style-name="T2">University of Crete</text:span>, Heraklion</text:p>
            <text:p text:style-name="P4">Erasmus Intensive Training Programme – <text:span text:style-name="T7">Bioinspired Materials for Solar Energy Utilization</text:span></text:p>
          </table:table-cell>
        </table:table-row>
      </table:table>
      <text:p text:style-name="P14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2">S<text:span text:style-name="T13">ept.</text:span> 2007 – J<text:span text:style-name="T13">uly</text:span> 2011</text:p>
          </table:table-cell>
          <table:table-cell table:style-name="Table7.A1" office:value-type="string">
            <text:p text:style-name="P2"/>
          </table:table-cell>
          <table:table-cell table:style-name="Table7.C1" office:value-type="string">
            <text:p text:style-name="P2"/>
          </table:table-cell>
          <table:table-cell table:style-name="Table7.A1" office:value-type="string">
            <text:p text:style-name="P4"><text:span text:style-name="T2">Gimnazija Koper</text:span>, Koper</text:p>
            <text:p text:style-name="P4">Matura</text:p>
            <text:list xml:id="list2338660342" text:style-name="L4">
              <text:list-item>
                <text:p text:style-name="P59">Final grade: 2<text:span text:style-name="T32">9</text:span>/34</text:p>
              </text:list-item>
              <text:list-item>
                <text:p text:style-name="P59">Competed in math, physics, chemistry and <text:span text:style-name="T18">E</text:span>nglish language competitions at the regional and national level</text:p>
              </text:list-item>
            </text:list>
          </table:table-cell>
        </table:table-row>
      </table:table>
      <text:p text:style-name="P24"/>
      <text:p text:style-name="P45">RESEARCH EXPERIENCE</text:p>
      <text:p text:style-name="P19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June 2017 – Present </text:p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3"/>
          </table:table-cell>
          <table:table-cell table:style-name="Table2.A1" office:value-type="string">
            <text:p text:style-name="P12"><text:span text:style-name="T2">Technical University Munich</text:span>, WZW, Freising</text:p>
            <text:p text:style-name="P12">Resea<text:span text:style-name="T33">r</text:span>cher at Chair of Brewing and Beverage Technology</text:p>
            <text:list xml:id="list2812863930" text:style-name="L5">
              <text:list-item>
                <text:p text:style-name="P63">Modeling and simulation of food and beverage related processes using the lattice Boltzmann method</text:p>
              </text:list-item>
              <text:list-item>
                <text:p text:style-name="P66">Development of meshless lattice Boltzmann method</text:p>
              </text:list-item>
            </text:list>
          </table:table-cell>
        </table:table-row>
      </table:table>
      <text:p text:style-name="P19"/>
      <text:p text:style-name="P19"/>
      <text:p text:style-name="P19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ext:soft-page-break/>
        <table:table-row>
          <table:table-cell table:style-name="Table1.A1" office:value-type="string">
            <text:p text:style-name="P2">O<text:span text:style-name="T13">ct. </text:span>201<text:span text:style-name="T13">6</text:span> – <text:span text:style-name="T32">May 2017</text:span>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4"><text:span text:style-name="T4">Jožef Stefan Institute</text:span>, Ljubljana</text:p>
            <text:p text:style-name="P8">Student <text:span text:style-name="T28">r</text:span>esearcher at Parallel and <text:span text:style-name="T28">d</text:span>istributed <text:span text:style-name="T28">s</text:span>ystems <text:span text:style-name="T28">l</text:span>aboratory</text:p>
            <text:list xml:id="list193829085927844" text:continue-list="list1639925790" text:style-name="L1">
              <text:list-item>
                <text:p text:style-name="P64">Finite element analysis of contact mechanics using FreeFEM</text:p>
              </text:list-item>
              <text:list-item>
                <text:p text:style-name="P64">Development of node cloud refinement routine for <text:a xlink:type="simple" xlink:href="http://www-e6.ijs.si/ParallelAndDistributedSystems/MeshlessMachine/wiki/index.php/Main_Page" text:style-name="Internet_20_link" text:visited-style-name="Visited_20_Internet_20_Link"><text:span text:style-name="T34">meshless PDE solver library in C++</text:span></text:a></text:p>
              </text:list-item>
              <text:list-item>
                <text:p text:style-name="P64">Application of PDE solver to advection-diffusion problems</text:p>
              </text:list-item>
            </text:list>
          </table:table-cell>
        </table:table-row>
      </table:table>
      <text:p text:style-name="P18"/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row>
          <table:table-cell table:style-name="Table8.A1" office:value-type="string">
            <text:p text:style-name="P5"><text:span text:style-name="T14">Mar.</text:span> 2015 – <text:span text:style-name="T14">July</text:span> 201<text:span text:style-name="T14">5</text:span></text:p>
            <text:p text:style-name="P10"/>
          </table:table-cell>
          <table:table-cell table:style-name="Table8.A1" office:value-type="string">
            <text:p text:style-name="P5"/>
          </table:table-cell>
          <table:table-cell table:style-name="Table8.C1" office:value-type="string">
            <text:p text:style-name="P5"/>
          </table:table-cell>
          <table:table-cell table:style-name="Table8.A1" office:value-type="string">
            <text:p text:style-name="P7"><text:span text:style-name="T5">Faculty of Chemistry and Chemical Technology</text:span><text:span text:style-name="T1">, Ljubljana</text:span></text:p>
            <text:p text:style-name="P9">Student <text:span text:style-name="T28">r</text:span>esearcher in <text:span text:style-name="T28">p</text:span>roject “Utilization of <text:span text:style-name="T28">c</text:span>omputational <text:span text:style-name="T28">t</text:span>ools for the <text:span text:style-name="T28">d</text:span>esign and <text:span text:style-name="T28">o</text:span>ptimization of <text:span text:style-name="T28">p</text:span>rocesses in <text:span text:style-name="T28">c</text:span>hemistry and <text:span text:style-name="T28">c</text:span>hemical <text:span text:style-name="T28">e</text:span>ngineering”</text:p>
            <text:list xml:id="list3315090049" text:style-name="L6">
              <text:list-item>
                <text:p text:style-name="P65">Finished weekly computational assignments exploring the use of numerical methods such as finite-difference and <text:span text:style-name="T28">l</text:span>attice Boltzmann methods for modeling and simulation of chemical reactors. </text:p>
              </text:list-item>
              <text:list-item>
                <text:p text:style-name="P65">Acquired skills in procedural programming in Fortran, scripting in Python as well as limited basics of OpenMP for parallel programming.</text:p>
              </text:list-item>
            </text:list>
          </table:table-cell>
        </table:table-row>
      </table:table>
      <text:p text:style-name="P30"/>
      <text:p text:style-name="P44">PRESENTATIONS</text:p>
      <text:p text:style-name="P48"><text:span text:style-name="T3">P</text:span><text:span text:style-name="T2">ribec, I.</text:span><text:span text:style-name="T29">, </text:span><text:span text:style-name="T31">Slak, J., Fattahi, E., Geier, D., Kosec, G., and Becker, T</text:span><text:span text:style-name="T29">. (201</text:span><text:span text:style-name="T31">8</text:span><text:span text:style-name="T29">). </text:span><text:span text:style-name="T31">A strong-from meshless lattice Boltzmann method</text:span><text:span text:style-name="T29">. Lecture at conference Discrete Simulation in Fluid Dynamics 201</text:span><text:span text:style-name="T31">8</text:span><text:span text:style-name="T29">, </text:span><text:span text:style-name="T31">Worcester, Massachusetts</text:span><text:span text:style-name="T29">.</text:span></text:p>
      <text:p text:style-name="P54"/>
      <text:p text:style-name="P39"><text:span text:style-name="T3">P</text:span><text:span text:style-name="T2">ribec, I.</text:span><text:span text:style-name="T29">, </text:span><text:span text:style-name="T30">Urbic, T., and </text:span><text:span text:style-name="T29">Plazl, I. (2017). </text:span><text:span text:style-name="T30">A lattice Boltzmann approach for bimolecular reactions</text:span><text:span text:style-name="T29">. Lecture at conference Discrete Simulation in Fluid Dynamics 2017, Erlangen, Germany.</text:span></text:p>
      <text:p text:style-name="P47"/>
      <text:p text:style-name="P26"><text:span text:style-name="T3">Pribec, I.</text:span><text:span text:style-name="T1">, Plazl, I., and Urbic, T.</text:span> <text:span text:style-name="T20">(2015). </text:span>Simulation of reactive flows using the Lattice Boltzmann method. <text:span text:style-name="T20">Poster presentation delivered at</text:span> <text:span text:style-name="T21">Implementation of microreactor technology in biotechnology : 3rd international conference, Opatija, Croatia.</text:span></text:p>
      <text:p text:style-name="P25"/>
      <text:p text:style-name="P25"><text:bookmark text:name="4"/><text:span text:style-name="T2">Pribec, I.</text:span>, U<text:span text:style-name="T20">rbic</text:span>, T., <text:span text:style-name="T20">and</text:span> P<text:span text:style-name="T20">lazl</text:span>, I. <text:span text:style-name="T20">(2015).</text:span> Lattice Boltzmann investigation of chemical kinetics in microflow reactor. <text:span text:style-name="T20">Lecture delivered at</text:span> <text:span text:style-name="T21">Flowing matter: applications, dissemination and outreach: international workshop, </text:span><text:span text:style-name="T22">Sofia, Bulgaria.</text:span></text:p>
      <text:p text:style-name="P23"/>
      <text:p text:style-name="P23">U<text:span text:style-name="T20">rbic</text:span>, T., <text:span text:style-name="T2">P</text:span><text:span text:style-name="T6">ribec</text:span><text:span text:style-name="T2">, I.,</text:span> <text:span text:style-name="T20">and</text:span> P<text:span text:style-name="T20">lazl</text:span>, I. <text:span text:style-name="T20">(2015).</text:span> Chemical reactions in microflow reactor by Lattice Boltzmann method. <text:span text:style-name="T20">Lecture delivered at </text:span><text:span text:style-name="T21">24th International Conference on Discrete Simulation of Fluid Dynamics, Edinburgh, </text:span><text:span text:style-name="T22">United Kingdom</text:span><text:span text:style-name="T21">.</text:span></text:p>
      <text:p text:style-name="P23"/>
      <text:p text:style-name="P46">CONFERENCE PROCEEDINGS</text:p>
      <text:p text:style-name="P22"/>
      <text:p text:style-name="P35"><text:span text:style-name="T2">Pribec, I.</text:span>, Urbi<text:span text:style-name="T19">c</text:span>, T., <text:span text:style-name="T19">and</text:span> Plazl, I. <text:span text:style-name="T19">(2016). </text:span>Modelling reaction-diffusion dynamics in microsystems. <text:span text:style-name="T26">Poster presentation</text:span><text:span text:style-name="T23"> at 26th</text:span><text:span text:style-name="T21"> European Symposium on Computer Aided Process Engineering, </text:span><text:span text:style-name="T23">Portorož, Slovenia.</text:span><text:span text:style-name="T9"> </text:span><text:span text:style-name="T7">Computer-aided chemical engineering</text:span>. <text:span text:style-name="T26">V</text:span>ol. 38, <text:span text:style-name="T26">pages</text:span> 1623-1628.</text:p>
      <text:p text:style-name="P34"/>
      <text:p text:style-name="P35"><text:span text:style-name="T2">Pribec, I.</text:span>, Plazl, I., <text:span text:style-name="T19">and </text:span>Urbi<text:span text:style-name="T19">c</text:span>, T. <text:span text:style-name="T20">(2015).</text:span> Modelling reaction-diffusion dynamics in microsystems with the lattice Boltzmann method. <text:span text:style-name="T11">Conference p</text:span><text:span text:style-name="T12">roceedings of</text:span><text:span text:style-name="T10"> Slovenian Chemical Days </text:span><text:span text:style-name="T11">2015</text:span><text:span text:style-name="T24">. </text:span><text:span text:style-name="T25">Slovenian Chemical Society, Ljubljana.</text:span></text:p>
      <text:p text:style-name="P34"/>
      <text:p text:style-name="P43">LANGUAGES</text:p>
      <text:p text:style-name="P17"/>
      <text:p text:style-name="P31"><text:tab/>Slovenian: <text:tab/>native</text:p>
      <text:p text:style-name="P32"><text:tab/>English: <text:tab/>fluent/good knowledge</text:p>
      <text:p text:style-name="P32"><text:tab/>Italian: <text:tab/>basic knowledge</text:p>
      <text:p text:style-name="P32"><text:tab/>German: <text:tab/>basic knowledge (B1)</text:p>
      <text:p text:style-name="P33"/>
      <text:p text:style-name="P45"><text:soft-page-break/>SKILLS</text:p>
      <text:p text:style-name="P20"/>
      <text:p text:style-name="P37"><text:tab/>Programming:<text:tab/><text:span text:style-name="T32">C++, Fortran, MATLAB/Octave, Python</text:span></text:p>
      <text:p text:style-name="P37"><text:tab/>Text and graphics:<text:tab/>Microsoft Office products, Latex</text:p>
      <text:p text:style-name="P37"><text:tab/>Scientific software:<text:tab/>FreeFEM, ParaView, gnuplot</text:p>
      <text:p text:style-name="P37"/>
      <text:p text:style-name="P43">INTERESTS AND ACTIVITIES</text:p>
      <text:p text:style-name="P21"/>
      <text:p text:style-name="P36">Book-binding, <text:span text:style-name="T32">g</text:span>ardening, <text:span text:style-name="T32">w</text:span>inemaking, <text:span text:style-name="T32">o</text:span>live <text:span text:style-name="T32">t</text:span>ree <text:span text:style-name="T32">c</text:span>ultivation, <text:span text:style-name="T32">d</text:span>ry-stone <text:span text:style-name="T32">r</text:span>etaining <text:span text:style-name="T32">w</text:span>alls,</text:p>
      <text:p text:style-name="P38"><text:span text:style-name="T32">r</text:span>eading, <text:span text:style-name="T32">c</text:span>omputational <text:span text:style-name="T32">f</text:span>luid <text:span text:style-name="T32">d</text:span>ynamics, <text:span text:style-name="T32">m</text:span>usic, <text:span text:style-name="T32">t</text:span>raveling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1pt" officeooo:rsid="002d466c" officeooo:paragraph-rsid="002d466c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Ivan Pribec, pg. <text:page-number text:select-page="current">3</text:page-number></text:p>
      </style:header>
      <style:header-first>
        <text:p text:style-name="Header_20_left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21:06:56.049994514</meta:creation-date>
    <dc:date>2019-06-20T19:38:04.103276899</dc:date>
    <meta:editing-duration>PT1H31M43S</meta:editing-duration>
    <meta:editing-cycles>27</meta:editing-cycles>
    <meta:generator>LibreOffice/5.4.6.2$Linux_X86_64 LibreOffice_project/4014ce260a04f1026ba855d3b8d91541c224eab8</meta:generator>
    <meta:document-statistic meta:table-count="8" meta:image-count="0" meta:object-count="0" meta:page-count="3" meta:paragraph-count="70" meta:word-count="628" meta:character-count="4605" meta:non-whitespace-character-count="4034"/>
  </office:meta>
</office:document-meta>
</file>